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ato Black" svg:font-family="'Lato Black'" style:font-pitch="variable"/>
    <style:font-face style:name="Liberation Sans1" svg:font-family="'Liberation Sans'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5.35cm" fo:min-width="8.3cm" draw:shadow-opacity="10%"/>
    </style:style>
    <style:style style:name="gr2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min-height="0.607cm" fo:min-width="0.93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279cm" fo:min-width="0.428cm"/>
      <style:paragraph-properties style:writing-mode="lr-tb"/>
    </style:style>
    <style:style style:name="gr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8cm" draw:marker-start-width="0.325cm" draw:marker-end-width="0.325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-color="#ffde5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none" fo:min-height="1.051cm"/>
      <style:paragraph-properties style:writing-mode="lr-tb"/>
    </style:style>
    <style:style style:name="gr9" style:family="graphic" style:parent-style-name="standard">
      <style:graphic-properties draw:stroke="none" draw:fill="none" fo:min-height="0.716cm"/>
      <style:paragraph-properties style:writing-mode="lr-tb"/>
    </style:style>
    <style:style style:name="gr10" style:family="graphic" style:parent-style-name="standard">
      <style:graphic-properties draw:stroke="none" draw:fill="none" fo:min-height="0.82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5" style:family="graphic" style:parent-style-name="standard">
      <style:graphic-properties draw:stroke="none" draw:fill="none" fo:min-height="0.576cm"/>
      <style:paragraph-properties style:writing-mode="lr-tb"/>
    </style:style>
    <style:style style:name="gr16" style:family="graphic" style:parent-style-name="standard">
      <style:graphic-properties draw:stroke="none" draw:fill="none" fo:min-height="0.591cm"/>
      <style:paragraph-properties style:writing-mode="lr-tb"/>
    </style:style>
    <style:style style:name="gr17" style:family="graphic" style:parent-style-name="standard">
      <style:graphic-properties draw:stroke="none" draw:fill="none" fo:min-height="0.945cm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5.35cm" fo:min-width="3.2cm" draw:shadow-opacity="10%"/>
    </style:style>
    <style:style style:name="gr19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5.35cm" fo:min-width="5.6cm" draw:shadow-opacity="10%"/>
    </style:style>
    <style:style style:name="P1" style:family="paragraph">
      <loext:graphic-properties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de59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6pt" fo:text-shadow="1pt 1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text-shadow="1pt 1pt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o Black" fo:text-shadow="1pt 1pt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40pt" fo:font-weight="bold" style:font-size-asian="40pt" style:font-size-complex="40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text-shadow="1pt 1pt" fo:font-weight="bold" style:font-weight-asian="bold" style:font-weight-complex="bold"/>
    </style:style>
    <style:style style:name="P16" style:family="paragraph">
      <loext:graphic-properties draw:fill="none"/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2" style:family="text">
      <style:text-properties style:text-position="-33% 58%" fo:font-size="14pt" fo:text-shadow="1pt 1pt" fo:font-weight="bold" style:font-size-asian="14pt" style:font-weight-asian="bold" style:font-size-complex="14pt" style:font-weight-complex="bold"/>
    </style:style>
    <style:style style:name="T3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fo:text-shadow="1pt 1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5" style:family="text">
      <style:text-properties style:font-name="Lato Black" fo:font-size="14pt" fo:text-shadow="1pt 1pt" style:font-size-asian="14pt" style:font-size-complex="14pt"/>
    </style:style>
    <style:style style:name="T6" style:family="text">
      <style:text-properties fo:font-size="22pt" fo:font-weight="bold" style:font-size-asian="22pt" style:font-size-complex="22pt"/>
    </style:style>
    <style:style style:name="T7" style:family="text">
      <style:text-properties style:text-position="-33% 58%" fo:font-size="12pt" fo:text-shadow="1pt 1pt" fo:font-weight="bold" style:font-size-asian="12pt" style:font-weight-asian="bold" style:font-size-complex="12pt" style:font-weight-complex="bold"/>
    </style:style>
    <style:style style:name="T8" style:family="text">
      <style:text-properties style:text-position="0% 100%" fo:font-size="12pt" fo:text-shadow="1pt 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cm" svg:height="15.6cm" svg:x="8.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" draw:id="id3">
          <draw:glue-point draw:id="4" svg:x="-4.828cm" svg:y="-2.346cm"/>
          <draw:glue-point draw:id="5" svg:x="-4.828cm" svg:y="2.296cm"/>
          <draw:custom-shape draw:style-name="gr2" draw:text-style-name="P2" draw:layer="layout" svg:width="2.966cm" svg:height="2.719cm" draw:transform="rotate (1.5707963267949) translate (12.016cm 5.96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928cm" svg:height="2.529cm" svg:x="12cm" svg:y="3.282cm">
            <draw:text-box>
              <text:p>+</text:p>
              <text:p/>
              <text:p>-</text:p>
            </draw:text-box>
          </draw:frame>
        </draw:g>
        <draw:connector draw:style-name="gr4" draw:text-style-name="P4" draw:layer="layout" draw:type="line" svg:x1="12.016cm" svg:y1="3.801cm" svg:x2="6.3cm" svg:y2="3.801cm" draw:end-shape="id1" svg:d="M12016 3801h-5716" svg:viewBox="0 0 5717 1">
          <text:p/>
        </draw:connector>
        <draw:connector draw:style-name="gr4" draw:text-style-name="P4" draw:layer="layout" draw:type="line" svg:x1="12cm" svg:y1="5.201cm" svg:x2="9.982cm" svg:y2="5.208cm" svg:d="M12000 5201l-2018 7" svg:viewBox="0 0 2019 8">
          <text:p/>
        </draw:connector>
        <draw:g xml:id="id1" draw:id="id1">
          <draw:line draw:style-name="gr5" draw:text-style-name="P5" draw:layer="layout" svg:x1="5cm" svg:y1="3.807cm" svg:x2="5.432cm" svg:y2="3.802cm">
            <text:p/>
          </draw:line>
          <draw:line draw:style-name="gr5" draw:text-style-name="P5" draw:layer="layout" svg:x1="5.44cm" svg:y1="4.601cm" svg:x2="5.431cm" svg:y2="3.008cm">
            <text:p/>
          </draw:line>
          <draw:line draw:style-name="gr5" draw:text-style-name="P5" draw:layer="layout" svg:x1="5.874cm" svg:y1="4.594cm" svg:x2="5.865cm" svg:y2="3.001cm">
            <text:p/>
          </draw:line>
          <draw:line draw:style-name="gr5" draw:text-style-name="P5" draw:layer="layout" svg:x1="5.868cm" svg:y1="3.797cm" svg:x2="6.3cm" svg:y2="3.792cm">
            <text:p/>
          </draw:line>
        </draw:g>
        <draw:connector draw:style-name="gr4" draw:text-style-name="P4" draw:layer="layout" draw:type="line" svg:x1="5.2cm" svg:y1="3.801cm" svg:x2="2.979cm" svg:y2="3.811cm" svg:d="M5200 3801l-2221 10" svg:viewBox="0 0 2222 11">
          <text:p/>
        </draw:connector>
        <draw:connector draw:style-name="gr4" draw:text-style-name="P5" draw:layer="layout" draw:type="line" svg:x1="7.4cm" svg:y1="8.806cm" svg:x2="7.387cm" svg:y2="3.8cm" draw:start-shape="id2" draw:start-glue-point="0" svg:d="M7400 8806l-13-5006" svg:viewBox="0 0 14 5007">
          <text:p/>
        </draw:connector>
        <draw:connector draw:style-name="gr4" draw:text-style-name="P5" draw:layer="layout" draw:type="line" svg:x1="9.991cm" svg:y1="8.002cm" svg:x2="9.997cm" svg:y2="5.198cm" svg:d="M9991 8002l6-2804" svg:viewBox="0 0 7 2805">
          <text:p/>
        </draw:connector>
        <draw:connector draw:style-name="gr4" draw:text-style-name="P4" draw:layer="layout" draw:type="line" svg:x1="11.007cm" svg:y1="8.304cm" svg:x2="10.024cm" svg:y2="8.295cm" svg:d="M11007 8304l-983-9" svg:viewBox="0 0 984 10">
          <text:p/>
        </draw:connector>
        <draw:connector draw:style-name="gr4" draw:text-style-name="P4" xml:id="id4" draw:id="id4" draw:layer="layout" draw:type="line" svg:x1="17.005cm" svg:y1="8.303cm" svg:x2="16.201cm" svg:y2="8.303cm" svg:d="M17005 8303h-804" svg:viewBox="0 0 805 1">
          <text:p/>
        </draw:connector>
        <draw:connector draw:style-name="gr4" draw:text-style-name="P4" draw:layer="layout" draw:type="line" svg:x1="18cm" svg:y1="4.488cm" svg:x2="14.736cm" svg:y2="4.484cm" draw:end-shape="id3" draw:end-glue-point="1" svg:d="M18000 4488l-3264-4" svg:viewBox="0 0 3265 5">
          <text:p/>
        </draw:connector>
        <draw:connector draw:style-name="gr4" draw:text-style-name="P5" draw:layer="layout" draw:type="line" svg:x1="17.005cm" svg:y1="8.303cm" svg:x2="16.998cm" svg:y2="4.51cm" draw:start-shape="id4" draw:start-glue-point="2" svg:d="M17005 8303l-7-3793" svg:viewBox="0 0 8 3794">
          <text:p/>
        </draw:connector>
        <draw:g>
          <draw:connector draw:style-name="gr6" draw:text-style-name="P4" xml:id="id5" draw:id="id5" draw:layer="layout" draw:type="line" svg:x1="18cm" svg:y1="4.509cm" svg:x2="18.099cm" svg:y2="4.001cm" svg:d="M18000 4509l99-508" svg:viewBox="0 0 100 509">
            <text:p/>
          </draw:connector>
          <draw:connector draw:style-name="gr6" draw:text-style-name="P4" xml:id="id6" draw:id="id6" draw:layer="layout" draw:type="line" svg:x1="18.099cm" svg:y1="4.001cm" svg:x2="18.342cm" svg:y2="5.001cm" draw:start-shape="id5" draw:start-glue-point="3" svg:d="M18099 4001l243 1000" svg:viewBox="0 0 244 1001">
            <text:p/>
          </draw:connector>
          <draw:connector draw:style-name="gr6" draw:text-style-name="P4" draw:layer="layout" draw:type="line" svg:x1="18.342cm" svg:y1="5.001cm" svg:x2="18.565cm" svg:y2="4.008cm" draw:start-shape="id6" draw:start-glue-point="3" svg:d="M18342 5001l223-993" svg:viewBox="0 0 224 994">
            <text:p/>
          </draw:connector>
          <draw:connector draw:style-name="gr6" draw:text-style-name="P4" xml:id="id7" draw:id="id7" draw:layer="layout" draw:type="line" svg:x1="18.565cm" svg:y1="4.008cm" svg:x2="18.788cm" svg:y2="4.993cm" svg:d="M18565 4008l223 985" svg:viewBox="0 0 224 986">
            <text:p/>
          </draw:connector>
          <draw:connector draw:style-name="gr6" draw:text-style-name="P4" xml:id="id8" draw:id="id8" draw:layer="layout" draw:type="line" svg:x1="18.788cm" svg:y1="4.993cm" svg:x2="19.006cm" svg:y2="4.015cm" draw:start-shape="id7" draw:start-glue-point="3" svg:d="M18788 4993l218-978" svg:viewBox="0 0 219 979">
            <text:p/>
          </draw:connector>
          <draw:connector draw:style-name="gr6" draw:text-style-name="P4" xml:id="id9" draw:id="id9" draw:layer="layout" draw:type="line" svg:x1="19.006cm" svg:y1="4.015cm" svg:x2="19.204cm" svg:y2="4.998cm" draw:start-shape="id8" draw:start-glue-point="3" svg:d="M19006 4015l198 983" svg:viewBox="0 0 199 984">
            <text:p/>
          </draw:connector>
          <draw:connector draw:style-name="gr6" draw:text-style-name="P4" draw:layer="layout" draw:type="line" svg:x1="19.204cm" svg:y1="4.998cm" svg:x2="19.382cm" svg:y2="4.5cm" draw:start-shape="id9" draw:start-glue-point="3" svg:d="M19204 4998l178-498" svg:viewBox="0 0 179 499">
            <text:p/>
          </draw:connector>
        </draw:g>
        <draw:connector draw:style-name="gr4" draw:text-style-name="P4" draw:layer="layout" draw:type="line" svg:x1="21.996cm" svg:y1="4.505cm" svg:x2="19.4cm" svg:y2="4.501cm" svg:d="M21996 4505l-2596-4" svg:viewBox="0 0 2597 5">
          <text:p/>
        </draw:connector>
        <draw:connector draw:style-name="gr4" draw:text-style-name="P5" draw:layer="layout" draw:type="line" svg:x1="22.002cm" svg:y1="8.001cm" svg:x2="21.998cm" svg:y2="4.491cm" draw:start-shape="id10" draw:start-glue-point="0" svg:d="M22002 8001l-4-3510" svg:viewBox="0 0 5 3511">
          <text:p/>
        </draw:connector>
        <draw:g xml:id="id10" draw:id="id10">
          <draw:line draw:style-name="gr5" draw:text-style-name="P5" draw:layer="layout" svg:x1="22cm" svg:y1="8.001cm" svg:x2="22.002cm" svg:y2="8.433cm">
            <text:p/>
          </draw:line>
          <draw:line draw:style-name="gr5" draw:text-style-name="P5" draw:layer="layout" svg:x1="21.204cm" svg:y1="8.435cm" svg:x2="22.797cm" svg:y2="8.437cm">
            <text:p/>
          </draw:line>
          <draw:line draw:style-name="gr5" draw:text-style-name="P5" draw:layer="layout" svg:x1="21.207cm" svg:y1="8.87cm" svg:x2="22.8cm" svg:y2="8.872cm">
            <text:p/>
          </draw:line>
          <draw:line draw:style-name="gr5" draw:text-style-name="P5" draw:layer="layout" svg:x1="22.005cm" svg:y1="8.869cm" svg:x2="22.007cm" svg:y2="9.301cm">
            <text:p/>
          </draw:line>
        </draw:g>
        <draw:connector draw:style-name="gr4" draw:text-style-name="P5" draw:layer="layout" draw:type="line" svg:x1="10.001cm" svg:y1="10.001cm" svg:x2="10cm" svg:y2="7.997cm" svg:d="M10001 10001l-1-2004" svg:viewBox="0 0 2 2005">
          <text:p/>
        </draw:connector>
        <draw:connector draw:style-name="gr4" draw:text-style-name="P5" draw:layer="layout" draw:type="line" svg:x1="7.369cm" svg:y1="16.298cm" svg:x2="7.4cm" svg:y2="10.188cm" draw:end-shape="id2" draw:end-glue-point="2" svg:d="M7369 16298l31-6110" svg:viewBox="0 0 32 6111">
          <text:p/>
        </draw:connector>
        <draw:connector draw:style-name="gr4" draw:text-style-name="P4" xml:id="id11" draw:id="id11" draw:layer="layout" draw:type="line" svg:x1="22cm" svg:y1="16.261cm" svg:x2="7.726cm" svg:y2="16.261cm" svg:d="M22000 16261h-14274" svg:viewBox="0 0 14275 1">
          <text:p/>
        </draw:connector>
        <draw:connector draw:style-name="gr4" draw:text-style-name="P6" draw:layer="layout" draw:type="line" svg:x1="22cm" svg:y1="16.261cm" svg:x2="22.002cm" svg:y2="12.9cm" draw:start-shape="id11" draw:start-glue-point="2" draw:end-shape="id12" draw:end-glue-point="2" svg:d="M22000 16261l2-3361" svg:viewBox="0 0 3 3362">
          <text:p/>
        </draw:connector>
        <draw:g xml:id="id42" draw:id="id42">
          <draw:connector draw:style-name="gr4" draw:text-style-name="P5" draw:layer="layout" draw:type="line" svg:x1="9.567cm" svg:y1="16.978cm" svg:x2="10.42cm" svg:y2="16.98cm" svg:d="M9567 16978l853 2" svg:viewBox="0 0 854 3">
            <text:p/>
          </draw:connector>
          <draw:connector draw:style-name="gr4" draw:text-style-name="P5" draw:layer="layout" draw:type="line" svg:x1="9.739cm" svg:y1="17.08cm" svg:x2="10.199cm" svg:y2="17.081cm" svg:d="M9739 17080l460 1" svg:viewBox="0 0 461 2">
            <text:p/>
          </draw:connector>
          <draw:connector draw:style-name="gr4" draw:text-style-name="P5" draw:layer="layout" draw:type="line" svg:x1="9.839cm" svg:y1="17.183cm" svg:x2="10.091cm" svg:y2="17.182cm" svg:d="M9839 17183l252-1" svg:viewBox="0 0 253 2">
            <text:p/>
          </draw:connector>
        </draw:g>
        <draw:connector draw:style-name="gr4" draw:text-style-name="P6" draw:layer="layout" draw:type="line" svg:x1="22.002cm" svg:y1="11.6cm" svg:x2="22.002cm" svg:y2="9.301cm" draw:start-shape="id12" draw:start-glue-point="0" draw:end-shape="id10" draw:end-glue-point="2" svg:d="M22002 11600v-2299" svg:viewBox="0 0 1 2300">
          <text:p/>
        </draw:connector>
        <draw:g xml:id="id41" draw:id="id41">
          <draw:connector draw:style-name="gr6" draw:text-style-name="P4" xml:id="id13" draw:id="id13" draw:layer="layout" draw:type="line" svg:x1="9.992cm" svg:y1="10.6cm" svg:x2="10.4cm" svg:y2="10.68cm" svg:d="M9992 10600l408 80" svg:viewBox="0 0 409 81">
            <text:p/>
          </draw:connector>
          <draw:connector draw:style-name="gr6" draw:text-style-name="P4" xml:id="id14" draw:id="id14" draw:layer="layout" draw:type="line" svg:x1="10.4cm" svg:y1="10.68cm" svg:x2="9.6cm" svg:y2="10.903cm" draw:start-shape="id13" draw:start-glue-point="3" svg:d="M10400 10680l-800 223" svg:viewBox="0 0 801 224">
            <text:p/>
          </draw:connector>
          <draw:connector draw:style-name="gr6" draw:text-style-name="P4" draw:layer="layout" draw:type="line" svg:x1="9.6cm" svg:y1="10.903cm" svg:x2="10.398cm" svg:y2="11.085cm" draw:start-shape="id14" draw:start-glue-point="3" svg:d="M9600 10903l798 182" svg:viewBox="0 0 799 183">
            <text:p/>
          </draw:connector>
          <draw:connector draw:style-name="gr6" draw:text-style-name="P4" xml:id="id15" draw:id="id15" draw:layer="layout" draw:type="line" svg:x1="10.398cm" svg:y1="11.085cm" svg:x2="9.61cm" svg:y2="11.289cm" svg:d="M10398 11085l-788 204" svg:viewBox="0 0 789 205">
            <text:p/>
          </draw:connector>
          <draw:connector draw:style-name="gr6" draw:text-style-name="P4" xml:id="id16" draw:id="id16" draw:layer="layout" draw:type="line" svg:x1="9.61cm" svg:y1="11.289cm" svg:x2="10.396cm" svg:y2="11.468cm" draw:start-shape="id15" draw:start-glue-point="3" svg:d="M9610 11289l786 179" svg:viewBox="0 0 787 180">
            <text:p/>
          </draw:connector>
          <draw:connector draw:style-name="gr6" draw:text-style-name="P4" xml:id="id17" draw:id="id17" draw:layer="layout" draw:type="line" svg:x1="10.396cm" svg:y1="11.468cm" svg:x2="9.609cm" svg:y2="11.652cm" draw:start-shape="id16" draw:start-glue-point="3" svg:d="M10396 11468l-787 184" svg:viewBox="0 0 788 185">
            <text:p/>
          </draw:connector>
          <draw:connector draw:style-name="gr6" draw:text-style-name="P4" draw:layer="layout" draw:type="line" svg:x1="9.609cm" svg:y1="11.652cm" svg:x2="10.01cm" svg:y2="11.8cm" draw:start-shape="id17" draw:start-glue-point="3" svg:d="M9609 11652l401 148" svg:viewBox="0 0 402 149">
            <text:p/>
          </draw:connector>
        </draw:g>
        <draw:g xml:id="id2" draw:id="id2">
          <draw:connector draw:style-name="gr6" draw:text-style-name="P4" xml:id="id18" draw:id="id18" draw:layer="layout" draw:type="line" svg:x1="7.39cm" svg:y1="8.806cm" svg:x2="7.9cm" svg:y2="8.898cm" svg:d="M7390 8806l510 92" svg:viewBox="0 0 511 93">
            <text:p/>
          </draw:connector>
          <draw:connector draw:style-name="gr6" draw:text-style-name="P4" xml:id="id19" draw:id="id19" draw:layer="layout" draw:type="line" svg:x1="7.9cm" svg:y1="8.898cm" svg:x2="6.9cm" svg:y2="9.155cm" draw:start-shape="id18" draw:start-glue-point="3" svg:d="M7900 8898l-1000 257" svg:viewBox="0 0 1001 258">
            <text:p/>
          </draw:connector>
          <draw:connector draw:style-name="gr6" draw:text-style-name="P4" draw:layer="layout" draw:type="line" svg:x1="6.9cm" svg:y1="9.155cm" svg:x2="7.897cm" svg:y2="9.365cm" draw:start-shape="id19" draw:start-glue-point="3" svg:d="M6900 9155l997 210" svg:viewBox="0 0 998 211">
            <text:p/>
          </draw:connector>
          <draw:connector draw:style-name="gr6" draw:text-style-name="P4" xml:id="id20" draw:id="id20" draw:layer="layout" draw:type="line" svg:x1="7.897cm" svg:y1="9.365cm" svg:x2="6.913cm" svg:y2="9.6cm" svg:d="M7897 9365l-984 235" svg:viewBox="0 0 985 236">
            <text:p/>
          </draw:connector>
          <draw:connector draw:style-name="gr6" draw:text-style-name="P4" xml:id="id21" draw:id="id21" draw:layer="layout" draw:type="line" svg:x1="6.913cm" svg:y1="9.6cm" svg:x2="7.895cm" svg:y2="9.806cm" draw:start-shape="id20" draw:start-glue-point="3" svg:d="M6913 9600l982 206" svg:viewBox="0 0 983 207">
            <text:p/>
          </draw:connector>
          <draw:connector draw:style-name="gr6" draw:text-style-name="P4" xml:id="id22" draw:id="id22" draw:layer="layout" draw:type="line" svg:x1="7.895cm" svg:y1="9.806cm" svg:x2="6.911cm" svg:y2="10.017cm" draw:start-shape="id21" draw:start-glue-point="3" svg:d="M7895 9806l-984 211" svg:viewBox="0 0 985 212">
            <text:p/>
          </draw:connector>
          <draw:connector draw:style-name="gr6" draw:text-style-name="P4" draw:layer="layout" draw:type="line" svg:x1="6.911cm" svg:y1="10.017cm" svg:x2="7.412cm" svg:y2="10.188cm" draw:start-shape="id22" draw:start-glue-point="3" svg:d="M6911 10017l501 171" svg:viewBox="0 0 502 172">
            <text:p/>
          </draw:connector>
        </draw:g>
        <draw:custom-shape draw:style-name="gr7" draw:text-style-name="P7" draw:layer="layout" svg:width="0.2cm" svg:height="0.2cm" svg:x="2.9cm" svg:y="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4.9cm" svg:y1="4.501cm" svg:x2="21.038cm" svg:y2="4.501cm" draw:start-shape="id23" draw:start-glue-point="6" svg:d="M24900 4501h-3862" svg:viewBox="0 0 3863 1">
          <text:p/>
        </draw:connector>
        <draw:custom-shape draw:style-name="gr7" draw:text-style-name="P7" xml:id="id23" draw:id="id23" draw:layer="layout" svg:width="0.2cm" svg:height="0.2cm" svg:x="24.9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3cm" svg:height="1.301cm" svg:x="24.4cm" svg:y="9.499cm">
          <draw:text-box>
            <text:p text:style-name="P8"><text:span text:style-name="T1">V</text:span><text:span text:style-name="T2">out</text:span></text:p>
          </draw:text-box>
        </draw:frame>
        <draw:frame draw:style-name="gr9" draw:text-style-name="P10" draw:layer="layout" svg:width="1.34cm" svg:height="0.966cm" svg:x="5.76cm" svg:y="9.034cm">
          <draw:text-box>
            <text:p text:style-name="P8"><text:span text:style-name="T3">1k</text:span><text:span text:style-name="T4">Ω</text:span></text:p>
          </draw:text-box>
        </draw:frame>
        <draw:frame draw:style-name="gr10" draw:text-style-name="P11" draw:layer="layout" svg:width="1.94cm" svg:height="1.073cm" svg:x="4.8cm" svg:y="4.7cm">
          <draw:text-box>
            <text:p text:style-name="P8"><text:span text:style-name="T3">220 nF</text:span></text:p>
          </draw:text-box>
        </draw:frame>
        <draw:frame draw:style-name="gr11" draw:text-style-name="P13" draw:layer="layout" svg:width="3.2cm" svg:height="1.241cm" svg:x="5cm" svg:y="1.201cm">
          <draw:text-box>
            <text:p text:style-name="P12"><text:span text:style-name="T5">High Pass Filter Stage</text:span></text:p>
          </draw:text-box>
        </draw:frame>
        <draw:frame draw:style-name="gr12" draw:text-style-name="P13" draw:layer="layout" svg:width="4.2cm" svg:height="1.241cm" svg:x="10.4cm" svg:y="1.159cm">
          <draw:text-box>
            <text:p text:style-name="P12"><text:span text:style-name="T5">Amplification</text:span></text:p>
          </draw:text-box>
        </draw:frame>
        <draw:frame draw:style-name="gr13" draw:text-style-name="P13" draw:layer="layout" svg:width="3.2cm" svg:height="1.241cm" svg:x="18.7cm" svg:y="1.06cm">
          <draw:text-box>
            <text:p text:style-name="P12"><text:span text:style-name="T5">Low Pass Filter Stage</text:span></text:p>
          </draw:text-box>
        </draw:frame>
        <draw:connector draw:style-name="gr4" draw:text-style-name="P4" draw:layer="layout" draw:type="line" svg:x1="8.021cm" svg:y1="16.261cm" svg:x2="3.011cm" svg:y2="16.284cm" svg:d="M8021 16261l-5010 23" svg:viewBox="0 0 5011 24">
          <text:p/>
        </draw:connector>
        <draw:connector draw:style-name="gr4" draw:text-style-name="P4" draw:layer="layout" draw:type="line" svg:x1="24.988cm" svg:y1="16.261cm" svg:x2="22cm" svg:y2="16.261cm" draw:end-shape="id11" draw:end-glue-point="2" svg:d="M24988 16261h-2988" svg:viewBox="0 0 2989 1">
          <text:p/>
        </draw:connector>
        <draw:custom-shape draw:style-name="gr7" draw:text-style-name="P7" draw:layer="layout" svg:width="0.2cm" svg:height="0.2cm" svg:x="24.9cm" svg:y="1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cm" svg:height="0.2cm" svg:x="24.9cm" svg:y="16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1.998cm" svg:height="1.119cm" draw:transform="rotate (-0.0012217304763962) translate (2.002cm 6.4cm)">
          <draw:text-box>
            <text:p text:style-name="P2"><text:span text:style-name="T6">+</text:span></text:p>
          </draw:text-box>
        </draw:frame>
        <draw:custom-shape draw:style-name="gr7" draw:text-style-name="P7" draw:layer="layout" svg:width="0.2cm" svg:height="0.2cm" svg:x="2.9cm" svg:y="16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.3cm" svg:height="1.301cm" svg:x="2.4cm" svg:y="9.499cm">
          <draw:text-box>
            <text:p text:style-name="P8"><text:span text:style-name="T1">V</text:span><text:span text:style-name="T2">in</text:span></text:p>
          </draw:text-box>
        </draw:frame>
        <draw:frame draw:style-name="gr14" draw:text-style-name="P14" draw:layer="layout" svg:width="1.998cm" svg:height="1.119cm" draw:transform="rotate (-0.0012217304763962) translate (2.001cm 12.379cm)">
          <draw:text-box>
            <text:p text:style-name="P2"><text:span text:style-name="T6">-</text:span></text:p>
          </draw:text-box>
        </draw:frame>
        <draw:custom-shape draw:style-name="gr7" draw:text-style-name="P7" draw:layer="layout" svg:width="0.2cm" svg:height="0.2cm" svg:x="2.9cm" svg:y="16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017cm" svg:y1="6.106cm" svg:x2="13cm" svg:y2="5.401cm" svg:d="M13017 6106l-17-705" svg:viewBox="0 0 18 706">
          <text:p/>
        </draw:connector>
        <draw:frame draw:style-name="gr15" draw:text-style-name="P15" draw:layer="layout" svg:width="2.6cm" svg:height="0.826cm" svg:x="12.5cm" svg:y="2.101cm">
          <draw:text-box>
            <text:p text:style-name="P8"><text:span text:style-name="T3">V</text:span><text:span text:style-name="T7">cc </text:span><text:span text:style-name="T8">= 10V</text:span></text:p>
          </draw:text-box>
        </draw:frame>
        <draw:frame draw:style-name="gr16" draw:text-style-name="P15" draw:layer="layout" svg:width="2.6cm" svg:height="0.841cm" svg:x="12.6cm" svg:y="5.959cm">
          <draw:text-box>
            <text:p text:style-name="P8"><text:span text:style-name="T3">V</text:span><text:span text:style-name="T7">ee </text:span><text:span text:style-name="T8">= -10V</text:span></text:p>
          </draw:text-box>
        </draw:frame>
        <draw:connector draw:style-name="gr4" draw:text-style-name="P5" draw:layer="layout" draw:type="line" svg:x1="13cm" svg:y1="3.506cm" svg:x2="12.983cm" svg:y2="2.801cm" svg:d="M13000 3506l-17-705" svg:viewBox="0 0 18 706">
          <text:p/>
        </draw:connector>
        <draw:connector draw:style-name="gr4" draw:text-style-name="P4" draw:layer="layout" draw:type="line" svg:x1="11.999cm" svg:y1="10cm" svg:x2="10.011cm" svg:y2="10cm" draw:start-shape="id24" draw:start-glue-point="3" svg:d="M11999 10000h-1988" svg:viewBox="0 0 1989 1">
          <text:p/>
        </draw:connector>
        <draw:g>
          <draw:connector draw:style-name="gr6" draw:text-style-name="P4" xml:id="id25" draw:id="id25" draw:layer="layout" draw:type="line" svg:x1="9.992cm" svg:y1="14.4cm" svg:x2="10.4cm" svg:y2="14.48cm" svg:d="M9992 14400l408 80" svg:viewBox="0 0 409 81">
            <text:p/>
          </draw:connector>
          <draw:connector draw:style-name="gr6" draw:text-style-name="P4" xml:id="id26" draw:id="id26" draw:layer="layout" draw:type="line" svg:x1="10.4cm" svg:y1="14.48cm" svg:x2="9.6cm" svg:y2="14.703cm" draw:start-shape="id25" draw:start-glue-point="3" svg:d="M10400 14480l-800 223" svg:viewBox="0 0 801 224">
            <text:p/>
          </draw:connector>
          <draw:connector draw:style-name="gr6" draw:text-style-name="P4" draw:layer="layout" draw:type="line" svg:x1="9.6cm" svg:y1="14.703cm" svg:x2="10.398cm" svg:y2="14.885cm" draw:start-shape="id26" draw:start-glue-point="3" svg:d="M9600 14703l798 182" svg:viewBox="0 0 799 183">
            <text:p/>
          </draw:connector>
          <draw:connector draw:style-name="gr6" draw:text-style-name="P4" xml:id="id27" draw:id="id27" draw:layer="layout" draw:type="line" svg:x1="10.398cm" svg:y1="14.885cm" svg:x2="9.61cm" svg:y2="15.089cm" svg:d="M10398 14885l-788 204" svg:viewBox="0 0 789 205">
            <text:p/>
          </draw:connector>
          <draw:connector draw:style-name="gr6" draw:text-style-name="P4" xml:id="id28" draw:id="id28" draw:layer="layout" draw:type="line" svg:x1="9.61cm" svg:y1="15.089cm" svg:x2="10.396cm" svg:y2="15.268cm" draw:start-shape="id27" draw:start-glue-point="3" svg:d="M9610 15089l786 179" svg:viewBox="0 0 787 180">
            <text:p/>
          </draw:connector>
          <draw:connector draw:style-name="gr6" draw:text-style-name="P4" xml:id="id29" draw:id="id29" draw:layer="layout" draw:type="line" svg:x1="10.396cm" svg:y1="15.268cm" svg:x2="9.609cm" svg:y2="15.452cm" draw:start-shape="id28" draw:start-glue-point="3" svg:d="M10396 15268l-787 184" svg:viewBox="0 0 788 185">
            <text:p/>
          </draw:connector>
          <draw:connector draw:style-name="gr6" draw:text-style-name="P4" draw:layer="layout" draw:type="line" svg:x1="9.609cm" svg:y1="15.452cm" svg:x2="10.01cm" svg:y2="15.6cm" draw:start-shape="id29" draw:start-glue-point="3" svg:d="M9609 15452l401 148" svg:viewBox="0 0 402 149">
            <text:p/>
          </draw:connector>
        </draw:g>
        <draw:g xml:id="id40" draw:id="id40">
          <draw:connector draw:style-name="gr6" draw:text-style-name="P4" xml:id="id30" draw:id="id30" draw:layer="layout" draw:type="line" svg:x1="11.992cm" svg:y1="12.47cm" svg:x2="12.4cm" svg:y2="12.55cm" svg:d="M11992 12470l408 80" svg:viewBox="0 0 409 81">
            <text:p/>
          </draw:connector>
          <draw:connector draw:style-name="gr6" draw:text-style-name="P4" xml:id="id31" draw:id="id31" draw:layer="layout" draw:type="line" svg:x1="12.4cm" svg:y1="12.55cm" svg:x2="11.6cm" svg:y2="12.773cm" draw:start-shape="id30" draw:start-glue-point="3" svg:d="M12400 12550l-800 223" svg:viewBox="0 0 801 224">
            <text:p/>
          </draw:connector>
          <draw:connector draw:style-name="gr6" draw:text-style-name="P4" draw:layer="layout" draw:type="line" svg:x1="11.6cm" svg:y1="12.773cm" svg:x2="12.398cm" svg:y2="12.955cm" draw:start-shape="id31" draw:start-glue-point="3" svg:d="M11600 12773l798 182" svg:viewBox="0 0 799 183">
            <text:p/>
          </draw:connector>
          <draw:connector draw:style-name="gr6" draw:text-style-name="P4" xml:id="id32" draw:id="id32" draw:layer="layout" draw:type="line" svg:x1="12.398cm" svg:y1="12.955cm" svg:x2="11.61cm" svg:y2="13.159cm" svg:d="M12398 12955l-788 204" svg:viewBox="0 0 789 205">
            <text:p/>
          </draw:connector>
          <draw:connector draw:style-name="gr6" draw:text-style-name="P4" xml:id="id33" draw:id="id33" draw:layer="layout" draw:type="line" svg:x1="11.61cm" svg:y1="13.159cm" svg:x2="12.396cm" svg:y2="13.338cm" draw:start-shape="id32" draw:start-glue-point="3" svg:d="M11610 13159l786 179" svg:viewBox="0 0 787 180">
            <text:p/>
          </draw:connector>
          <draw:connector draw:style-name="gr6" draw:text-style-name="P4" xml:id="id34" draw:id="id34" draw:layer="layout" draw:type="line" svg:x1="12.396cm" svg:y1="13.338cm" svg:x2="11.609cm" svg:y2="13.522cm" draw:start-shape="id33" draw:start-glue-point="3" svg:d="M12396 13338l-787 184" svg:viewBox="0 0 788 185">
            <text:p/>
          </draw:connector>
          <draw:connector draw:style-name="gr6" draw:text-style-name="P4" draw:layer="layout" draw:type="line" svg:x1="11.609cm" svg:y1="13.522cm" svg:x2="12.01cm" svg:y2="13.67cm" draw:start-shape="id34" draw:start-glue-point="3" svg:d="M11609 13522l401 148" svg:viewBox="0 0 402 149">
            <text:p/>
          </draw:connector>
        </draw:g>
        <draw:g>
          <draw:connector draw:style-name="gr6" draw:text-style-name="P4" xml:id="id35" draw:id="id35" draw:layer="layout" draw:type="line" svg:x1="9.992cm" svg:y1="12.5cm" svg:x2="10.4cm" svg:y2="12.58cm" svg:d="M9992 12500l408 80" svg:viewBox="0 0 409 81">
            <text:p/>
          </draw:connector>
          <draw:connector draw:style-name="gr6" draw:text-style-name="P4" xml:id="id36" draw:id="id36" draw:layer="layout" draw:type="line" svg:x1="10.4cm" svg:y1="12.58cm" svg:x2="9.6cm" svg:y2="12.803cm" draw:start-shape="id35" draw:start-glue-point="3" svg:d="M10400 12580l-800 223" svg:viewBox="0 0 801 224">
            <text:p/>
          </draw:connector>
          <draw:connector draw:style-name="gr6" draw:text-style-name="P4" draw:layer="layout" draw:type="line" svg:x1="9.6cm" svg:y1="12.803cm" svg:x2="10.398cm" svg:y2="12.985cm" draw:start-shape="id36" draw:start-glue-point="3" svg:d="M9600 12803l798 182" svg:viewBox="0 0 799 183">
            <text:p/>
          </draw:connector>
          <draw:connector draw:style-name="gr6" draw:text-style-name="P4" xml:id="id37" draw:id="id37" draw:layer="layout" draw:type="line" svg:x1="10.398cm" svg:y1="12.985cm" svg:x2="9.61cm" svg:y2="13.189cm" svg:d="M10398 12985l-788 204" svg:viewBox="0 0 789 205">
            <text:p/>
          </draw:connector>
          <draw:connector draw:style-name="gr6" draw:text-style-name="P4" xml:id="id38" draw:id="id38" draw:layer="layout" draw:type="line" svg:x1="9.61cm" svg:y1="13.189cm" svg:x2="10.396cm" svg:y2="13.368cm" draw:start-shape="id37" draw:start-glue-point="3" svg:d="M9610 13189l786 179" svg:viewBox="0 0 787 180">
            <text:p/>
          </draw:connector>
          <draw:connector draw:style-name="gr6" draw:text-style-name="P4" xml:id="id39" draw:id="id39" draw:layer="layout" draw:type="line" svg:x1="10.396cm" svg:y1="13.368cm" svg:x2="9.609cm" svg:y2="13.552cm" draw:start-shape="id38" draw:start-glue-point="3" svg:d="M10396 13368l-787 184" svg:viewBox="0 0 788 185">
            <text:p/>
          </draw:connector>
          <draw:connector draw:style-name="gr6" draw:text-style-name="P4" draw:layer="layout" draw:type="line" svg:x1="9.609cm" svg:y1="13.552cm" svg:x2="10.01cm" svg:y2="13.7cm" draw:start-shape="id39" draw:start-glue-point="3" svg:d="M9609 13552l401 148" svg:viewBox="0 0 402 149">
            <text:p/>
          </draw:connector>
        </draw:g>
        <draw:connector draw:style-name="gr4" draw:text-style-name="P5" xml:id="id24" draw:id="id24" draw:layer="layout" draw:type="line" svg:x1="12cm" svg:y1="12.47cm" svg:x2="11.999cm" svg:y2="10cm" draw:start-shape="id40" draw:start-glue-point="0" svg:d="M12000 12470l-1-2470" svg:viewBox="0 0 2 2471">
          <text:p/>
        </draw:connector>
        <draw:connector draw:style-name="gr4" draw:text-style-name="P5" draw:layer="layout" draw:type="line" svg:x1="10cm" svg:y1="10.6cm" svg:x2="10cm" svg:y2="9.9cm" draw:start-shape="id41" draw:start-glue-point="0" svg:d="M10000 10600v-700" svg:viewBox="0 0 1 701">
          <text:p/>
        </draw:connector>
        <draw:connector draw:style-name="gr4" draw:text-style-name="P5" draw:layer="layout" draw:type="line" svg:x1="10cm" svg:y1="12.5cm" svg:x2="10cm" svg:y2="11.8cm" svg:d="M10000 12500v-700" svg:viewBox="0 0 1 701">
          <text:p/>
        </draw:connector>
        <draw:connector draw:style-name="gr4" draw:text-style-name="P5" draw:layer="layout" draw:type="line" svg:x1="10cm" svg:y1="14.4cm" svg:x2="10cm" svg:y2="13.7cm" svg:d="M10000 14400v-700" svg:viewBox="0 0 1 701">
          <text:p/>
        </draw:connector>
        <draw:connector draw:style-name="gr4" draw:text-style-name="P5" draw:layer="layout" draw:type="line" svg:x1="9.993cm" svg:y1="16.978cm" svg:x2="10cm" svg:y2="15.6cm" draw:start-shape="id42" draw:start-glue-point="0" svg:d="M9993 16978l7-1378" svg:viewBox="0 0 8 1379">
          <text:p/>
        </draw:connector>
        <draw:connector draw:style-name="gr4" draw:text-style-name="P5" draw:layer="layout" draw:type="line" svg:x1="12cm" svg:y1="16.27cm" svg:x2="12cm" svg:y2="13.67cm" draw:end-shape="id40" draw:end-glue-point="2" svg:d="M12000 16270v-2600" svg:viewBox="0 0 1 2601">
          <text:p/>
        </draw:connector>
        <draw:g>
          <draw:connector draw:style-name="gr6" draw:text-style-name="P4" xml:id="id43" draw:id="id43" draw:layer="layout" draw:type="line" svg:x1="11.033cm" svg:y1="8.302cm" svg:x2="11.112cm" svg:y2="7.894cm" svg:d="M11033 8302l79-408" svg:viewBox="0 0 80 409">
            <text:p/>
          </draw:connector>
          <draw:connector draw:style-name="gr6" draw:text-style-name="P4" xml:id="id44" draw:id="id44" draw:layer="layout" draw:type="line" svg:x1="11.112cm" svg:y1="7.894cm" svg:x2="11.337cm" svg:y2="8.693cm" draw:start-shape="id43" draw:start-glue-point="3" svg:d="M11112 7894l225 799" svg:viewBox="0 0 226 800">
            <text:p/>
          </draw:connector>
          <draw:connector draw:style-name="gr6" draw:text-style-name="P4" draw:layer="layout" draw:type="line" svg:x1="11.337cm" svg:y1="8.693cm" svg:x2="11.517cm" svg:y2="7.895cm" draw:start-shape="id44" draw:start-glue-point="3" svg:d="M11337 8693l180-798" svg:viewBox="0 0 181 799">
            <text:p/>
          </draw:connector>
          <draw:connector draw:style-name="gr6" draw:text-style-name="P4" xml:id="id45" draw:id="id45" draw:layer="layout" draw:type="line" svg:x1="11.517cm" svg:y1="7.895cm" svg:x2="11.723cm" svg:y2="8.683cm" svg:d="M11517 7895l206 788" svg:viewBox="0 0 207 789">
            <text:p/>
          </draw:connector>
          <draw:connector draw:style-name="gr6" draw:text-style-name="P4" xml:id="id46" draw:id="id46" draw:layer="layout" draw:type="line" svg:x1="11.723cm" svg:y1="8.683cm" svg:x2="11.9cm" svg:y2="7.897cm" draw:start-shape="id45" draw:start-glue-point="3" svg:d="M11723 8683l177-786" svg:viewBox="0 0 178 787">
            <text:p/>
          </draw:connector>
          <draw:connector draw:style-name="gr6" draw:text-style-name="P4" xml:id="id47" draw:id="id47" draw:layer="layout" draw:type="line" svg:x1="11.9cm" svg:y1="7.897cm" svg:x2="12.086cm" svg:y2="8.683cm" draw:start-shape="id46" draw:start-glue-point="3" svg:d="M11900 7897l186 786" svg:viewBox="0 0 187 787">
            <text:p/>
          </draw:connector>
          <draw:connector draw:style-name="gr6" draw:text-style-name="P4" draw:layer="layout" draw:type="line" svg:x1="12.086cm" svg:y1="8.683cm" svg:x2="12.233cm" svg:y2="8.282cm" draw:start-shape="id47" draw:start-glue-point="3" svg:d="M12086 8683l147-401" svg:viewBox="0 0 148 402">
            <text:p/>
          </draw:connector>
        </draw:g>
        <draw:g>
          <draw:connector draw:style-name="gr6" draw:text-style-name="P16" xml:id="id48" draw:id="id48" draw:layer="layout" draw:type="line" svg:x1="11.992cm" svg:y1="12.47cm" svg:x2="12.4cm" svg:y2="12.55cm" svg:d="M11992 12470l408 80" svg:viewBox="0 0 409 81">
            <text:p/>
          </draw:connector>
          <draw:connector draw:style-name="gr6" draw:text-style-name="P16" xml:id="id49" draw:id="id49" draw:layer="layout" draw:type="line" svg:x1="12.4cm" svg:y1="12.55cm" svg:x2="11.6cm" svg:y2="12.773cm" draw:start-shape="id48" draw:start-glue-point="3" svg:d="M12400 12550l-800 223" svg:viewBox="0 0 801 224">
            <text:p/>
          </draw:connector>
          <draw:connector draw:style-name="gr6" draw:text-style-name="P16" draw:layer="layout" draw:type="line" svg:x1="11.6cm" svg:y1="12.773cm" svg:x2="12.398cm" svg:y2="12.955cm" draw:start-shape="id49" draw:start-glue-point="3" svg:d="M11600 12773l798 182" svg:viewBox="0 0 799 183">
            <text:p/>
          </draw:connector>
          <draw:connector draw:style-name="gr6" draw:text-style-name="P16" xml:id="id50" draw:id="id50" draw:layer="layout" draw:type="line" svg:x1="12.398cm" svg:y1="12.955cm" svg:x2="11.61cm" svg:y2="13.159cm" svg:d="M12398 12955l-788 204" svg:viewBox="0 0 789 205">
            <text:p/>
          </draw:connector>
          <draw:connector draw:style-name="gr6" draw:text-style-name="P16" xml:id="id51" draw:id="id51" draw:layer="layout" draw:type="line" svg:x1="11.61cm" svg:y1="13.159cm" svg:x2="12.396cm" svg:y2="13.338cm" draw:start-shape="id50" draw:start-glue-point="3" svg:d="M11610 13159l786 179" svg:viewBox="0 0 787 180">
            <text:p/>
          </draw:connector>
          <draw:connector draw:style-name="gr6" draw:text-style-name="P16" xml:id="id52" draw:id="id52" draw:layer="layout" draw:type="line" svg:x1="12.396cm" svg:y1="13.338cm" svg:x2="11.609cm" svg:y2="13.522cm" draw:start-shape="id51" draw:start-glue-point="3" svg:d="M12396 13338l-787 184" svg:viewBox="0 0 788 185">
            <text:p/>
          </draw:connector>
          <draw:connector draw:style-name="gr6" draw:text-style-name="P16" draw:layer="layout" draw:type="line" svg:x1="11.609cm" svg:y1="13.522cm" svg:x2="12.01cm" svg:y2="13.67cm" draw:start-shape="id52" draw:start-glue-point="3" svg:d="M11609 13522l401 148" svg:viewBox="0 0 402 149">
            <text:p/>
          </draw:connector>
        </draw:g>
        <draw:connector draw:style-name="gr4" draw:text-style-name="P4" draw:layer="layout" draw:type="line" svg:x1="13.005cm" svg:y1="8.3cm" svg:x2="12.2cm" svg:y2="8.3cm" draw:start-shape="id53" draw:start-glue-point="3" svg:d="M13005 8300h-805" svg:viewBox="0 0 806 1">
          <text:p/>
        </draw:connector>
        <draw:connector draw:style-name="gr4" draw:text-style-name="P5" xml:id="id53" draw:id="id53" draw:layer="layout" draw:type="line" svg:x1="13cm" svg:y1="9.199cm" svg:x2="13.005cm" svg:y2="8.3cm" draw:start-shape="id54" draw:start-glue-point="3" svg:d="M13000 9199l5-899" svg:viewBox="0 0 6 900">
          <text:p/>
        </draw:connector>
        <draw:connector draw:style-name="gr4" draw:text-style-name="P4" xml:id="id54" draw:id="id54" draw:layer="layout" draw:type="line" svg:x1="14.011cm" svg:y1="9.214cm" svg:x2="13cm" svg:y2="9.199cm" svg:d="M14011 9214l-1011-15" svg:viewBox="0 0 1012 16">
          <text:p/>
        </draw:connector>
        <draw:g>
          <draw:connector draw:style-name="gr6" draw:text-style-name="P4" xml:id="id55" draw:id="id55" draw:layer="layout" draw:type="line" svg:x1="14cm" svg:y1="7.408cm" svg:x2="14.079cm" svg:y2="7cm" svg:d="M14000 7408l79-408" svg:viewBox="0 0 80 409">
            <text:p/>
          </draw:connector>
          <draw:connector draw:style-name="gr6" draw:text-style-name="P4" xml:id="id56" draw:id="id56" draw:layer="layout" draw:type="line" svg:x1="14.079cm" svg:y1="7cm" svg:x2="14.304cm" svg:y2="7.799cm" draw:start-shape="id55" draw:start-glue-point="3" svg:d="M14079 7000l225 799" svg:viewBox="0 0 226 800">
            <text:p/>
          </draw:connector>
          <draw:connector draw:style-name="gr6" draw:text-style-name="P4" draw:layer="layout" draw:type="line" svg:x1="14.304cm" svg:y1="7.799cm" svg:x2="14.484cm" svg:y2="7.001cm" draw:start-shape="id56" draw:start-glue-point="3" svg:d="M14304 7799l180-798" svg:viewBox="0 0 181 799">
            <text:p/>
          </draw:connector>
          <draw:connector draw:style-name="gr6" draw:text-style-name="P4" xml:id="id57" draw:id="id57" draw:layer="layout" draw:type="line" svg:x1="14.484cm" svg:y1="7.001cm" svg:x2="14.69cm" svg:y2="7.789cm" svg:d="M14484 7001l206 788" svg:viewBox="0 0 207 789">
            <text:p/>
          </draw:connector>
          <draw:connector draw:style-name="gr6" draw:text-style-name="P4" xml:id="id58" draw:id="id58" draw:layer="layout" draw:type="line" svg:x1="14.69cm" svg:y1="7.789cm" svg:x2="14.867cm" svg:y2="7.003cm" draw:start-shape="id57" draw:start-glue-point="3" svg:d="M14690 7789l177-786" svg:viewBox="0 0 178 787">
            <text:p/>
          </draw:connector>
          <draw:connector draw:style-name="gr6" draw:text-style-name="P4" xml:id="id59" draw:id="id59" draw:layer="layout" draw:type="line" svg:x1="14.867cm" svg:y1="7.003cm" svg:x2="15.053cm" svg:y2="7.789cm" draw:start-shape="id58" draw:start-glue-point="3" svg:d="M14867 7003l186 786" svg:viewBox="0 0 187 787">
            <text:p/>
          </draw:connector>
          <draw:connector draw:style-name="gr6" draw:text-style-name="P4" draw:layer="layout" draw:type="line" svg:x1="15.053cm" svg:y1="7.789cm" svg:x2="15.2cm" svg:y2="7.388cm" draw:start-shape="id59" draw:start-glue-point="3" svg:d="M15053 7789l147-401" svg:viewBox="0 0 148 402">
            <text:p/>
          </draw:connector>
        </draw:g>
        <draw:g>
          <draw:connector draw:style-name="gr6" draw:text-style-name="P4" xml:id="id60" draw:id="id60" draw:layer="layout" draw:type="line" svg:x1="14cm" svg:y1="9.208cm" svg:x2="14.079cm" svg:y2="8.8cm" svg:d="M14000 9208l79-408" svg:viewBox="0 0 80 409">
            <text:p/>
          </draw:connector>
          <draw:connector draw:style-name="gr6" draw:text-style-name="P4" xml:id="id61" draw:id="id61" draw:layer="layout" draw:type="line" svg:x1="14.079cm" svg:y1="8.8cm" svg:x2="14.304cm" svg:y2="9.599cm" draw:start-shape="id60" draw:start-glue-point="3" svg:d="M14079 8800l225 799" svg:viewBox="0 0 226 800">
            <text:p/>
          </draw:connector>
          <draw:connector draw:style-name="gr6" draw:text-style-name="P4" draw:layer="layout" draw:type="line" svg:x1="14.304cm" svg:y1="9.599cm" svg:x2="14.484cm" svg:y2="8.801cm" draw:start-shape="id61" draw:start-glue-point="3" svg:d="M14304 9599l180-798" svg:viewBox="0 0 181 799">
            <text:p/>
          </draw:connector>
          <draw:connector draw:style-name="gr6" draw:text-style-name="P4" xml:id="id62" draw:id="id62" draw:layer="layout" draw:type="line" svg:x1="14.484cm" svg:y1="8.801cm" svg:x2="14.69cm" svg:y2="9.589cm" svg:d="M14484 8801l206 788" svg:viewBox="0 0 207 789">
            <text:p/>
          </draw:connector>
          <draw:connector draw:style-name="gr6" draw:text-style-name="P4" xml:id="id63" draw:id="id63" draw:layer="layout" draw:type="line" svg:x1="14.69cm" svg:y1="9.589cm" svg:x2="14.867cm" svg:y2="8.803cm" draw:start-shape="id62" draw:start-glue-point="3" svg:d="M14690 9589l177-786" svg:viewBox="0 0 178 787">
            <text:p/>
          </draw:connector>
          <draw:connector draw:style-name="gr6" draw:text-style-name="P4" xml:id="id64" draw:id="id64" draw:layer="layout" draw:type="line" svg:x1="14.867cm" svg:y1="8.803cm" svg:x2="15.053cm" svg:y2="9.589cm" draw:start-shape="id63" draw:start-glue-point="3" svg:d="M14867 8803l186 786" svg:viewBox="0 0 187 787">
            <text:p/>
          </draw:connector>
          <draw:connector draw:style-name="gr6" draw:text-style-name="P4" draw:layer="layout" draw:type="line" svg:x1="15.053cm" svg:y1="9.589cm" svg:x2="15.2cm" svg:y2="9.188cm" draw:start-shape="id64" draw:start-glue-point="3" svg:d="M15053 9589l147-401" svg:viewBox="0 0 148 402">
            <text:p/>
          </draw:connector>
        </draw:g>
        <draw:connector draw:style-name="gr4" draw:text-style-name="P5" draw:layer="layout" draw:type="line" svg:x1="13.005cm" svg:y1="8.3cm" svg:x2="13.005cm" svg:y2="7.399cm" draw:start-shape="id53" draw:start-glue-point="3" svg:d="M13005 8300v-901" svg:viewBox="0 0 1 902">
          <text:p/>
        </draw:connector>
        <draw:connector draw:style-name="gr4" draw:text-style-name="P4" draw:layer="layout" draw:type="line" svg:x1="14cm" svg:y1="7.414cm" svg:x2="12.989cm" svg:y2="7.399cm" svg:d="M14000 7414l-1011-15" svg:viewBox="0 0 1012 16">
          <text:p/>
        </draw:connector>
        <draw:connector draw:style-name="gr4" draw:text-style-name="P4" xml:id="id66" draw:id="id66" draw:layer="layout" draw:type="line" svg:x1="16.2cm" svg:y1="7.414cm" svg:x2="15.189cm" svg:y2="7.399cm" svg:d="M16200 7414l-1011-15" svg:viewBox="0 0 1012 16">
          <text:p/>
        </draw:connector>
        <draw:connector draw:style-name="gr4" draw:text-style-name="P4" xml:id="id65" draw:id="id65" draw:layer="layout" draw:type="line" svg:x1="16.211cm" svg:y1="9.214cm" svg:x2="15.2cm" svg:y2="9.199cm" svg:d="M16211 9214l-1011-15" svg:viewBox="0 0 1012 16">
          <text:p/>
        </draw:connector>
        <draw:connector draw:style-name="gr4" draw:text-style-name="P5" draw:layer="layout" draw:type="line" svg:x1="16.211cm" svg:y1="9.214cm" svg:x2="16.2cm" svg:y2="7.414cm" draw:start-shape="id65" draw:start-glue-point="2" draw:end-shape="id66" draw:end-glue-point="2" svg:d="M16211 9214l-11-1800" svg:viewBox="0 0 12 1801">
          <text:p/>
        </draw:connector>
        <draw:frame draw:style-name="gr10" draw:text-style-name="P11" draw:layer="layout" svg:width="1.94cm" svg:height="1.073cm" svg:x="19.2cm" svg:y="8.327cm">
          <draw:text-box>
            <text:p text:style-name="P8"><text:span text:style-name="T3">220 nF</text:span></text:p>
          </draw:text-box>
        </draw:frame>
        <draw:g xml:id="id12" draw:id="id12">
          <draw:line draw:style-name="gr5" draw:text-style-name="P5" draw:layer="layout" svg:x1="22cm" svg:y1="11.6cm" svg:x2="22.002cm" svg:y2="12.032cm">
            <text:p/>
          </draw:line>
          <draw:line draw:style-name="gr5" draw:text-style-name="P5" draw:layer="layout" svg:x1="21.204cm" svg:y1="12.034cm" svg:x2="22.797cm" svg:y2="12.036cm">
            <text:p/>
          </draw:line>
          <draw:line draw:style-name="gr5" draw:text-style-name="P5" draw:layer="layout" svg:x1="21.207cm" svg:y1="12.469cm" svg:x2="22.8cm" svg:y2="12.471cm">
            <text:p/>
          </draw:line>
          <draw:line draw:style-name="gr5" draw:text-style-name="P5" draw:layer="layout" svg:x1="22.005cm" svg:y1="12.468cm" svg:x2="22.007cm" svg:y2="12.9cm">
            <text:p/>
          </draw:line>
        </draw:g>
        <draw:frame draw:style-name="gr10" draw:text-style-name="P11" draw:layer="layout" svg:width="1.94cm" svg:height="1.073cm" svg:x="19.2cm" svg:y="11.926cm">
          <draw:text-box>
            <text:p text:style-name="P8"><text:span text:style-name="T3">220 nF</text:span></text:p>
          </draw:text-box>
        </draw:frame>
        <draw:frame draw:style-name="gr9" draw:text-style-name="P10" draw:layer="layout" svg:width="1.34cm" svg:height="0.966cm" svg:x="18cm" svg:y="5.134cm">
          <draw:text-box>
            <text:p text:style-name="P8"><text:span text:style-name="T3">1k</text:span><text:span text:style-name="T4">Ω</text:span></text:p>
          </draw:text-box>
        </draw:frame>
        <draw:frame draw:style-name="gr9" draw:text-style-name="P10" draw:layer="layout" svg:width="1.34cm" svg:height="0.966cm" svg:x="12.3cm" svg:y="12.7cm">
          <draw:text-box>
            <text:p text:style-name="P8"><text:span text:style-name="T3">1k</text:span><text:span text:style-name="T4">Ω</text:span></text:p>
          </draw:text-box>
        </draw:frame>
        <draw:frame draw:style-name="gr17" draw:text-style-name="P11" draw:layer="layout" svg:width="1.8cm" svg:height="1.195cm" svg:x="8.2cm" svg:y="10.9cm">
          <draw:text-box>
            <text:p text:style-name="P8"><text:span text:style-name="T3">10k</text:span><text:span text:style-name="T4">Ω</text:span></text:p>
          </draw:text-box>
        </draw:frame>
        <draw:frame draw:style-name="gr17" draw:text-style-name="P11" draw:layer="layout" svg:width="1.8cm" svg:height="1.195cm" svg:x="8.2cm" svg:y="14.7cm">
          <draw:text-box>
            <text:p text:style-name="P8"><text:span text:style-name="T3">10k</text:span><text:span text:style-name="T4">Ω</text:span></text:p>
          </draw:text-box>
        </draw:frame>
        <draw:frame draw:style-name="gr17" draw:text-style-name="P11" draw:layer="layout" svg:width="1.8cm" svg:height="1.195cm" svg:x="8.2cm" svg:y="12.8cm">
          <draw:text-box>
            <text:p text:style-name="P8"><text:span text:style-name="T3">10k</text:span><text:span text:style-name="T4">Ω</text:span></text:p>
          </draw:text-box>
        </draw:frame>
        <draw:frame draw:style-name="gr17" draw:text-style-name="P11" draw:layer="layout" svg:width="1.8cm" svg:height="1.195cm" svg:x="10.8cm" svg:y="8.8cm">
          <draw:text-box>
            <text:p text:style-name="P8"><text:span text:style-name="T3">100k</text:span><text:span text:style-name="T4">Ω</text:span></text:p>
          </draw:text-box>
        </draw:frame>
        <draw:frame draw:style-name="gr17" draw:text-style-name="P11" draw:layer="layout" svg:width="1.8cm" svg:height="1.195cm" svg:x="13.767cm" svg:y="9.541cm">
          <draw:text-box>
            <text:p text:style-name="P8"><text:span text:style-name="T3">100k</text:span><text:span text:style-name="T4">Ω</text:span></text:p>
          </draw:text-box>
        </draw:frame>
        <draw:frame draw:style-name="gr17" draw:text-style-name="P11" draw:layer="layout" svg:width="1.8cm" svg:height="1.195cm" svg:x="13.8cm" svg:y="7.8cm">
          <draw:text-box>
            <text:p text:style-name="P8"><text:span text:style-name="T3">100k</text:span><text:span text:style-name="T4">Ω</text:span></text:p>
          </draw:text-box>
        </draw:frame>
        <draw:frame draw:style-name="gr14" draw:text-style-name="P14" draw:layer="layout" svg:width="1.998cm" svg:height="1.119cm" draw:transform="rotate (-0.0012217304763962) translate (24.002cm 6.5cm)">
          <draw:text-box>
            <text:p text:style-name="P2"><text:span text:style-name="T6">+</text:span></text:p>
          </draw:text-box>
        </draw:frame>
        <draw:frame draw:style-name="gr14" draw:text-style-name="P14" draw:layer="layout" svg:width="1.998cm" svg:height="1.119cm" draw:transform="rotate (-0.0012217304763962) translate (24.001cm 12.479cm)">
          <draw:text-box>
            <text:p text:style-name="P2"><text:span text:style-name="T6">-</text:span></text:p>
          </draw:text-box>
        </draw:frame>
        <draw:custom-shape draw:style-name="gr18" draw:text-style-name="P1" draw:layer="layout" svg:width="3.7cm" svg:height="15.6cm" svg:x="4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6.1cm" svg:height="15.6cm" svg:x="17.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ato Black" svg:font-family="'Lato Black'" style:font-pitch="variable"/>
    <style:font-face style:name="Liberation Sans1" svg:font-family="'Liberation Sans'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6T20:28:30.876917030</dc:date>
    <meta:editing-duration>PT2H51M26S</meta:editing-duration>
    <meta:editing-cycles>22</meta:editing-cycles>
    <meta:generator>LibreOffice/6.4.7.2$Linux_X86_64 LibreOffice_project/40$Build-2</meta:generator>
    <meta:document-statistic meta:object-count="170"/>
  </office:meta>
</office:document-meta>
</file>